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imes New Roman"/>
    </style:style>
    <style:style style:name="P3" style:family="paragraph" style:parent-style-name="Text_20_body" style:list-style-name="L1">
      <style:paragraph-properties fo:margin-left="1in" fo:margin-right="0in" fo:text-indent="0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/>
    </style:style>
    <style:style style:name="T3" style:family="text">
      <style:text-properties style:font-name="Times New Roman" fo:font-style="italic" fo:font-weight="bold"/>
    </style:style>
    <style:style style:name="T4" style:family="text">
      <style:text-properties style:font-name="Times New Roman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30 de abril </text:h>
          <text:p text:style-name="Text_20_body"><text:bookmark text:name="cmlink_3aade44efd1d4f1980199dee2ac0b148"/><text:s/><text:bookmark text:name="_titlebarExtraContent"/></text:p>
        </text:section>
      </text:section>
      <text:section text:style-name="Sect1" text:name="containerdiv">
        <text:h text:style-name="Heading_20_2" text:outline-level="2"><text:bookmark text:name="anonymous_element_8"/>Content</text:h>
        <text:list xml:id="list7917026142880652766" text:style-name="L1">
          <text:list-item>
            <text:p text:style-name="P1"><text:bookmark text:name="pageList"/><text:bookmark text:name="contentListItem:_491653_1"/><text:span text:style-name="T3">La</text:span> <text:span text:style-name="T3">Bella Durmiente </text:span><text:span text:style-name="T4">(180-193)</text:span></text:p>
            <text:p text:style-name="P1"> </text:p>
            <text:p text:style-name="P2">1.  Continuar incorporando la información al esquema estructural de la obra (la tabla de información)</text:p>
            <text:p text:style-name="P1"> </text:p>
            <text:p text:style-name="P2">2.  Comentar la sección que empieza la tercera parte, “Giselle” (180-82, renglón 18)</text:p>
            <text:p text:style-name="P3">•  <text:span text:style-name="T1">volver a leer el argumento del ballet </text:span><text:span text:style-name="T2">Gisèlle, </text:span><text:span text:style-name="T1">que aparece en pp.150-151</text:span></text:p>
            <text:p text:style-name="P3">•  <text:span text:style-name="T1">pensar en la relación entre esta sección y la que sigue</text:span></text:p>
            <text:p text:style-name="P3">•  <text:span text:style-name="T1">reflexionar sobre la función de este fragmento en particular. ¿Qué considera Ud. es la información esencial que este fragmento comunica?</text:span></text:p>
            <text:p text:style-name="P1"> </text:p>
            <text:p text:style-name="P2">3.  Resumir la información presentada en la reseña social y comentar la importancia de los temas presentados allí en cuanto a la clase social de la Beautiful People. Compare esta reseña con la de la sección anterior.</text:p>
            <text:p text:style-name="P1"> </text:p>
            <text:p text:style-name="P2">4.  Considere los fragmentos de las pp.185-188, #31, como una unidad informativa, y comente su función.</text:p>
            <text:p text:style-name="P1"> </text:p>
            <text:p text:style-name="P2">5.  Analizar la carta de Felisberto (del 30 de mayo de 1973, 188-193) (usar hoja en “Assignments” como ayuda) y comentar:</text:p>
            <text:p text:style-name="P3">•  <text:span text:style-name="T1">la caracterización de Felisberto; ¿qué tipo de hombre es en sí? ¿como esposo?, ¿como padre?</text:span></text:p>
            <text:p text:style-name="P3">•  Los eventos que describe y cómo completan nuestra comprensión de algunos fragmentos anteriores.</text:p>
            <text:p text:style-name="P3"> 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34:51.537957000</meta:creation-date>
    <dc:date>2018-04-26T21:35:20.077723000</dc:date>
    <meta:editing-duration>PT31S</meta:editing-duration>
    <meta:editing-cycles>1</meta:editing-cycles>
    <meta:document-statistic meta:table-count="0" meta:image-count="0" meta:object-count="0" meta:page-count="1" meta:paragraph-count="20" meta:word-count="204" meta:character-count="1166" meta:non-whitespace-character-count="974"/>
    <meta:generator>LibreOffice/5.2.5.1$MacOSX_X86_64 LibreOffice_project/0312e1a284a7d50ca85a365c316c7abbf20a4d22</meta:generator>
  </office:meta>
</office:document-meta>
</file>